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真古印體" svg:font-family="全真古印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華康新儷粗黑" svg:font-family="華康新儷粗黑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28.91mm"/>
    </style:style>
    <style:style style:name="co3" style:family="table-column">
      <style:table-column-properties fo:break-before="auto" style:column-width="37.13mm"/>
    </style:style>
    <style:style style:name="co4" style:family="table-column">
      <style:table-column-properties fo:break-before="auto" style:column-width="3.74mm"/>
    </style:style>
    <style:style style:name="co5" style:family="table-column">
      <style:table-column-properties fo:break-before="auto" style:column-width="32.9mm"/>
    </style:style>
    <style:style style:name="co6" style:family="table-column">
      <style:table-column-properties fo:break-before="auto" style:column-width="17.74mm"/>
    </style:style>
    <style:style style:name="ro1" style:family="table-row">
      <style:table-row-properties style:row-height="15.08mm" fo:break-before="auto" style:use-optimal-row-height="false"/>
    </style:style>
    <style:style style:name="ro2" style:family="table-row">
      <style:table-row-properties style:row-height="17.73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18.52mm" fo:break-before="auto" style:use-optimal-row-height="false"/>
    </style:style>
    <style:style style:name="ro5" style:family="table-row">
      <style:table-row-properties style:row-height="6.09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2.91mm" fo:break-before="auto" style:use-optimal-row-height="false"/>
    </style:style>
    <style:style style:name="ro8" style:family="table-row">
      <style:table-row-properties style:row-height="15.61mm" fo:break-before="auto" style:use-optimal-row-height="false"/>
    </style:style>
    <style:style style:name="ro9" style:family="table-row">
      <style:table-row-properties style:row-height="9.2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狀況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華康新儷粗黑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新儷粗黑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新儷粗黑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新儷粗黑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7" style:family="table-cell" style:parent-style-name="Default">
      <style:table-cell-properties style:glyph-orientation-vertical="0" fo:border-bottom="2.49pt double-thin #000000" style:border-line-width-bottom="0.18mm 0.53mm 0.18mm" fo:background-color="#ffff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新儷粗黑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8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Excel_5f_BuiltIn_5f_Currency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華康新儷粗黑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Excel_5f_BuiltIn_5f_Currency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5f_BuiltIn_5f_Currency" style:data-style-name="N158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新儷粗黑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3" style:family="table-cell" style:parent-style-name="Excel_5f_BuiltIn_5f_Currency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4" style:family="table-cell" style:parent-style-name="Excel_5f_BuiltIn_5f_Currency" style:data-style-name="N158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5" style:family="table-cell" style:parent-style-name="Excel_5f_BuiltIn_5f_Currency" style:data-style-name="N158">
      <style:table-cell-properties style:glyph-orientation-vertical="0" fo:border-bottom="2.49pt double-thin #000000" style:border-line-width-bottom="0.18mm 0.53mm 0.18mm" fo:background-color="#ffff00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6" style:family="table-cell" style:parent-style-name="Excel_5f_BuiltIn_5f_Currency" style:data-style-name="N158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華康新儷粗黑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7" style:family="table-cell" style:parent-style-name="Excel_5f_BuiltIn_5f_Currency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華康新儷粗黑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8" style:family="table-cell" style:parent-style-name="Excel_5f_BuiltIn_5f_Currency" style:data-style-name="N158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華康新儷粗黑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9" style:family="table-cell" style:parent-style-name="Excel_5f_BuiltIn_5f_Currency" style:data-style-name="N158">
      <style:table-cell-properties style:glyph-orientation-vertical="0" fo:border-bottom="2.49pt double-thin #000000" style:border-line-width-bottom="0.18mm 0.53mm 0.18mm" fo:background-color="#ffff00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華康新儷粗黑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0" style:family="table-cell" style:parent-style-name="Default">
      <style:table-cell-properties fo:padding="0.71mm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華康新儷粗黑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新儷粗黑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4" style:family="table-cell" style:parent-style-name="Default">
      <style:table-cell-properties fo:background-color="#ffff0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5" style:family="table-cell" style:parent-style-name="Default">
      <style:table-cell-properties fo:border-bottom="2.49pt double-thin #000000" style:border-line-width-bottom="0.18mm 0.53mm 0.18mm" fo:background-color="#ffff00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6" style:family="table-cell" style:parent-style-name="Excel_5f_BuiltIn_5f_Currency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華康新儷粗黑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華康新儷粗黑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8" style:family="table-cell" style:parent-style-name="Default" style:data-style-name="N158">
      <style:table-cell-properties fo:border-bottom="0.06pt solid #000000" style:diagonal-bl-tr="none" style:diagonal-tl-br="none" fo:border-left="0.06pt solid #000000" fo:padding="0.71mm" fo:border-right="2.49pt double-thin #000000" style:border-line-width-right="0.18mm 0.53mm 0.18mm" style:rotation-align="none" fo:border-top="0.06pt solid #000000"/>
      <style:text-properties fo:color="#ff0000" style:text-outline="false" style:text-line-through-style="none" style:text-line-through-type="none" style:font-name="華康新儷粗黑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9" style:family="table-cell" style:parent-style-name="Default" style:data-style-name="N158">
      <style:table-cell-properties fo:border-bottom="0.06pt solid #000000" fo:background-color="#ffff00" style:diagonal-bl-tr="none" style:diagonal-tl-br="none" fo:border-left="0.06pt solid #000000" fo:padding="0.71mm" fo:border-right="2.49pt double-thin #000000" style:border-line-width-right="0.18mm 0.53mm 0.18mm" style:rotation-align="none" fo:border-top="0.06pt solid #000000"/>
      <style:text-properties fo:color="#ff0000" style:text-outline="false" style:text-line-through-style="none" style:text-line-through-type="none" style:font-name="華康新儷粗黑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0" style:family="table-cell" style:parent-style-name="Default" style:data-style-name="N158">
      <style:table-cell-properties fo:border-bottom="2.49pt double-thin #000000" style:border-line-width-bottom="0.18mm 0.53mm 0.18mm" fo:background-color="#ffff00" style:diagonal-bl-tr="none" style:diagonal-tl-br="none" fo:border-left="0.06pt solid #000000" fo:padding="0.71mm" fo:border-right="2.49pt double-thin #000000" style:border-line-width-right="0.18mm 0.53mm 0.18mm" style:rotation-align="none" fo:border-top="0.06pt solid #000000"/>
      <style:text-properties fo:color="#ff0000" style:text-outline="false" style:text-line-through-style="none" style:text-line-through-type="none" style:font-name="華康新儷粗黑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gr1" style:family="graphic">
      <style:graphic-properties draw:stroke="none" draw:fill="gradient" draw:fill-color="#a603ab" draw:secondary-fill-color="#ff0066" draw:fill-gradient-name="Gradient_20_2" draw:textarea-horizontal-align="justify" draw:textarea-vertical-align="top" draw:auto-grow-height="false" draw:auto-grow-width="false" draw:fit-to-size="false" fo:min-height="12.01mm" fo:min-width="78.53mm" fo:padding-top="1.3mm" fo:padding-bottom="1.3mm" fo:padding-left="2.5mm" fo:padding-right="2.5mm" fo:wrap-option="wrap" draw:shadow-offset-x="3.02mm" draw:shadow-offset-y="3.02mm" draw:shadow-color="#c0c0c0"/>
    </style:style>
    <style:style style:name="gr2" style:family="graphic">
      <style:graphic-properties draw:stroke="solid" svg:stroke-width="0.35mm" svg:stroke-color="#3333cc" draw:stroke-linejoin="miter" svg:stroke-linecap="square" draw:fill="solid" draw:fill-color="#3333cc" draw:textarea-horizontal-align="justify" draw:textarea-vertical-align="top" draw:auto-grow-height="false" draw:auto-grow-width="false" draw:fit-to-size="false" fo:min-height="18.61mm" fo:min-width="123.11mm" fo:padding-top="1.3mm" fo:padding-bottom="1.3mm" fo:padding-left="2.5mm" fo:padding-right="2.5mm" fo:wrap-option="wrap" draw:shadow="visible" draw:shadow-offset-x="3.02mm" draw:shadow-offset-y="3.02mm" draw:shadow-color="#808080"/>
    </style:style>
    <style:style style:name="gr3" style:family="graphic">
      <style:graphic-properties draw:textarea-horizontal-align="justify" draw:textarea-vertical-align="middle" draw:visible-area-left="0mm" draw:visible-area-top="0mm" draw:visible-area-width="32.18mm" draw:visible-area-height="12.64mm" draw:ole-draw-aspect="1"/>
    </style:style>
    <style:style style:name="gr4" style:family="graphic">
      <style:graphic-properties draw:stroke="none" draw:fill="none" draw:fill-color="#00cc99" draw:textarea-horizontal-align="justify" draw:textarea-vertical-align="top" draw:auto-grow-height="false" fo:min-height="8.52mm" fo:min-width="71.53mm" fo:padding-top="1.3mm" fo:padding-bottom="1.3mm" fo:padding-left="2.5mm" fo:padding-right="2.5mm" fo:wrap-option="wrap" draw:shadow-color="#808080"/>
    </style:style>
    <style:style style:name="gr5" style:family="graphic">
      <style:graphic-properties draw:stroke="none" draw:fill="none" draw:fill-color="#00cc99" draw:textarea-horizontal-align="justify" draw:textarea-vertical-align="top" draw:auto-grow-height="true" fo:min-height="0mm" fo:min-width="0mm" fo:padding-top="1.3mm" fo:padding-bottom="1.3mm" fo:padding-left="2.5mm" fo:padding-right="2.5mm" fo:wrap-option="wrap" draw:shadow-color="#808080"/>
    </style:style>
    <style:style style:name="P1" style:family="paragraph">
      <style:paragraph-properties style:writing-mode="lr-tb"/>
      <style:text-properties fo:font-family="華康新儷粗黑" style:font-family-generic="roman" fo:font-size="24pt" fo:letter-spacing="0.01mm" fo:font-style="normal" fo:font-weight="normal" style:font-family-asian="華康新儷粗黑" style:font-family-generic-asian="roman" style:font-family-complex="華康新儷粗黑" style:font-family-generic-complex="roman"/>
    </style:style>
    <style:style style:name="P2" style:family="paragraph">
      <loext:graphic-properties draw:fill="gradient" draw:fill-color="#a603ab" draw:secondary-fill-color="#ff0066" draw:fill-gradient-name="Gradient_20_2"/>
      <style:paragraph-properties style:writing-mode="lr-tb"/>
      <style:text-properties fo:font-family="華康新儷粗黑" style:font-family-generic="roman" fo:font-size="24pt" fo:letter-spacing="0.01mm" fo:font-style="normal" fo:font-weight="normal" style:font-family-asian="華康新儷粗黑" style:font-family-generic-asian="roman" style:font-family-complex="華康新儷粗黑" style:font-family-generic-complex="roman"/>
    </style:style>
    <style:style style:name="P3" style:family="paragraph">
      <style:paragraph-properties style:writing-mode="lr-tb"/>
      <style:text-properties fo:font-family="華康新儷粗黑" style:font-family-generic="roman" fo:letter-spacing="0.01mm" fo:font-style="normal" fo:font-weight="normal" style:font-family-asian="華康新儷粗黑" style:font-family-generic-asian="roman" style:font-family-complex="華康新儷粗黑" style:font-family-generic-complex="roman"/>
    </style:style>
    <style:style style:name="P4" style:family="paragraph">
      <loext:graphic-properties draw:fill="solid" draw:fill-color="#3333cc"/>
      <style:paragraph-properties style:writing-mode="lr-tb"/>
      <style:text-properties fo:font-family="華康新儷粗黑" style:font-family-generic="roman" fo:letter-spacing="0.01mm" fo:font-style="normal" fo:font-weight="normal" style:font-family-asian="華康新儷粗黑" style:font-family-generic-asian="roman" style:font-family-complex="華康新儷粗黑" style:font-family-generic-complex="roman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00cc99"/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style:font-name="全真古印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新細明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ff0000" style:font-name="華康新儷粗黑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/>
    </style:style>
    <style:style style:name="T5" style:family="text">
      <style:text-properties style:font-name="Arial" fo:font-size="15pt" fo:font-weight="normal" style:text-underline-style="none" style:text-underline-color="font-color" style:text-line-through-type="none" fo:font-style="normal" style:text-outline="false" fo:text-shadow="none" style:text-position="0%" style:font-size-asian="15pt" style:font-size-complex="15pt" style:font-weight-asian="normal" style:font-weight-complex="normal" style:font-style-asian="normal" style:font-style-complex="normal"/>
    </style:style>
    <style:style style:name="T6" style:family="text">
      <style:text-properties fo:font-size="15pt" fo:font-weight="normal" style:text-underline-style="none" style:text-underline-color="font-color" style:text-line-through-type="none" fo:font-style="normal" style:text-outline="false" fo:text-shadow="none" style:text-position="0%" style:font-size-asian="15pt" style:font-size-complex="15pt" style:font-weight-asian="normal" style:font-weight-complex="normal" style:font-style-asian="normal" style:font-style-complex="normal" style:font-name="華康新儷粗黑"/>
    </style:style>
    <style:style style:name="T7" style:family="text">
      <style:text-properties style:font-name="Arial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/>
    </style:style>
    <style:style style:name="T8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華康新儷粗黑"/>
    </style:style>
  </office:automatic-styles>
  <office:body>
    <office:spreadsheet>
      <table:calculation-settings table:case-sensitive="false" table:use-regular-expressions="false"/>
      <table:table table:name="狀況" table:style-name="ta1" table:print-ranges="狀況.A1:狀況.G31">
        <office:forms form:automatic-focus="false" form:apply-design-mode="false"/>
        <table:table-column table:style-name="co1" table:default-cell-style-name="ce3"/>
        <table:table-column table:style-name="co2" table:default-cell-style-name="ce11"/>
        <table:table-column table:style-name="co3" table:default-cell-style-name="ce11"/>
        <table:table-column table:style-name="co4" table:default-cell-style-name="ce20"/>
        <table:table-column table:style-name="co2" table:default-cell-style-name="ce11"/>
        <table:table-column table:style-name="co3" table:default-cell-style-name="ce11"/>
        <table:table-column table:style-name="co5" table:default-cell-style-name="ce20"/>
        <table:table-column table:style-name="co6" table:number-columns-repeated="1017" table:default-cell-style-name="Default"/>
        <table:table-row table:style-name="ro1">
          <table:table-cell table:style-name="ce1"/>
          <table:table-cell table:style-name="ce8"/>
          <table:table-cell>
            <draw:custom-shape table:end-cell-address="狀況.F2" table:end-x="19.73mm" table:end-y="5.06mm" draw:z-index="0" draw:name="自動形狀 3" draw:style-name="gr1" draw:text-style-name="P2" svg:width="83.52mm" svg:height="14.6mm" svg:x="5.99mm" svg:y="5.54mm">
              <text:p text:style-name="P1">LSE LSO <text:s text:c="2"/>小兵立大功</text:p>
              <draw:enhanced-geometry draw:extrusion="true" draw:extrusion-depth="2.11666666666667mm 0" draw:extrusion-light-face="true" draw:extrusion-first-light-harsh="true" draw:extrusion-second-light-harsh="false" draw:extrusion-first-light-direction="(-50000 0 10000)" draw:extrusion-second-light-direction="(50000 0 10000)" draw:extrusion-metal="false" draw:extrusion-skew="50 180" dr3d:projection="parallel" draw:extrusion-viewpoint="(34.7222222222222mm 0mm 250mm)" draw:extrusion-origin="0.5 0" draw:extrusion-color="true" draw:text-path-allowed="false" draw:glue-points="?f18 ?f0 ?f20 10800 ?f19 ?f1 ?f21 10800" draw:text-areas="0 0 21600 21600" draw:text-path="true" draw:text-path-mode="shape" draw:text-path-scale="path" draw:text-path-same-letter-heights="false" svg:viewBox="0 0 21600 21600" draw:type="fontwork-wave" draw:modifiers="1400 10800" draw:enhanced-path="M ?f7 ?f0 C ?f15 ?f9 ?f16 ?f10 ?f12 ?f0 N M ?f29 ?f1 C ?f27 ?f28 ?f25 ?f26 ?f24 ?f1 N">
                <draw:equation draw:name="f0" draw:formula="$0 "/>
                <draw:equation draw:name="f1" draw:formula="21600-?f0 "/>
                <draw:equation draw:name="f2" draw:formula="$1 "/>
                <draw:equation draw:name="f3" draw:formula="?f2 -10800"/>
                <draw:equation draw:name="f4" draw:formula="?f3 *2"/>
                <draw:equation draw:name="f5" draw:formula="abs(?f4 )"/>
                <draw:equation draw:name="f6" draw:formula="4320-?f5 "/>
                <draw:equation draw:name="f7" draw:formula="if(?f3 ,0,?f5 )"/>
                <draw:equation draw:name="f8" draw:formula="15800*?f0 /4460"/>
                <draw:equation draw:name="f9" draw:formula="?f0 -?f8 "/>
                <draw:equation draw:name="f10" draw:formula="?f0 +?f8 "/>
                <draw:equation draw:name="f11" draw:formula="21600-?f4 "/>
                <draw:equation draw:name="f12" draw:formula="if(?f3 ,?f11 ,21600)"/>
                <draw:equation draw:name="f13" draw:formula="?f12 -?f7 "/>
                <draw:equation draw:name="f14" draw:formula="?f5 /2"/>
                <draw:equation draw:name="f15" draw:formula="?f7 +7200-?f14 "/>
                <draw:equation draw:name="f16" draw:formula="?f12 +?f14 -7200"/>
                <draw:equation draw:name="f17" draw:formula="?f13 /2"/>
                <draw:equation draw:name="f18" draw:formula="?f7 +?f17 "/>
                <draw:equation draw:name="f19" draw:formula="21600-?f18 "/>
                <draw:equation draw:name="f20" draw:formula="?f5 /2"/>
                <draw:equation draw:name="f21" draw:formula="21600-?f20 "/>
                <draw:equation draw:name="f22" draw:formula="?f0 *2"/>
                <draw:equation draw:name="f23" draw:formula="21600-?f22 "/>
                <draw:equation draw:name="f24" draw:formula="21600-?f7 "/>
                <draw:equation draw:name="f25" draw:formula="21600-?f15 "/>
                <draw:equation draw:name="f26" draw:formula="?f1 +?f8 "/>
                <draw:equation draw:name="f27" draw:formula="21600-?f16 "/>
                <draw:equation draw:name="f28" draw:formula="?f1 -?f8 "/>
                <draw:equation draw:name="f29" draw:formula="21600-?f12 "/>
                <draw:handle draw:handle-position="left $0" draw:handle-range-y-minimum="0" draw:handle-range-y-maximum="4460"/>
                <draw:handle draw:handle-position="$1 21600" draw:handle-range-x-minimum="8640" draw:handle-range-x-maximum="12960"/>
              </draw:enhanced-geometry>
            </draw:custom-shape>
          </table:table-cell>
          <table:table-cell/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9">
            <draw:custom-shape table:end-cell-address="狀況.G4" table:end-x="5.75mm" table:end-y="3.48mm" draw:z-index="1" draw:name="自動形狀 4" draw:style-name="gr2" draw:text-style-name="P4" svg:width="128.1mm" svg:height="21.2mm" svg:x="13.47mm" svg:y="7.41mm">
              <text:p text:style-name="P3">定時定額投資</text:p>
              <draw:enhanced-geometry draw:text-path-allowed="false" draw:text-areas="0 0 21600 21600" draw:text-path="true" draw:text-path-mode="shape" draw:text-path-scale="path" draw:text-path-same-letter-heights="false" svg:viewBox="0 0 21600 21600" draw:type="fontwork-fade-up" draw:modifiers="2158" draw:enhanced-path="M ?f0 0 L ?f1 0 N M 0 21600 L 21600 21600 N">
                <draw:equation draw:name="f0" draw:formula="$0 "/>
                <draw:equation draw:name="f1" draw:formula="21600-$0 "/>
                <draw:handle draw:handle-position="$0 top" draw:handle-range-x-minimum="0" draw:handle-range-x-maximum="10800"/>
              </draw:enhanced-geometry>
            </draw:custom-shape>
          </table:table-cell>
          <table:table-cell table:style-name="ce9" table:number-columns-repeated="5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9"/>
        </table:table-row>
        <table:table-row table:style-name="ro4">
          <table:table-cell/>
          <table:table-cell table:style-name="ce8"/>
          <table:table-cell table:number-columns-repeated="2"/>
          <table:table-cell table:style-name="ce8"/>
          <table:table-cell table:number-columns-repeated="1019"/>
        </table:table-row>
        <table:table-row table:style-name="ro5">
          <table:table-cell/>
          <table:table-cell table:style-name="ce10" office:value-type="string" calcext:value-type="string">
            <text:p>每月投資金額：    <text:span text:style-name="T4">$7,250</text:span></text:p>
          </table:table-cell>
          <table:table-cell table:style-name="ce10"/>
          <table:table-cell table:style-name="ce21"/>
          <table:table-cell table:style-name="ce10" office:value-type="string" calcext:value-type="string">
            <text:p>每月投資金額：<text:span text:style-name="T7">    </text:span><text:span text:style-name="T8">$5,000</text:span></text:p>
          </table:table-cell>
          <table:table-cell table:style-name="ce26"/>
          <table:table-cell table:number-columns-repeated="1018"/>
        </table:table-row>
        <table:table-row table:style-name="ro6">
          <table:table-cell/>
          <table:table-cell table:style-name="ce10" office:value-type="string" calcext:value-type="string">
            <text:p>基金平均報酬率：<text:span text:style-name="T4">12%</text:span></text:p>
          </table:table-cell>
          <table:table-cell table:style-name="ce10"/>
          <table:table-cell table:style-name="ce21"/>
          <table:table-cell table:style-name="ce10" office:value-type="string" office:string-value="基金平均報酬率：12%" calcext:value-type="string">
            <text:p><text:s/>基金平均報酬率：12% </text:p>
          </table:table-cell>
          <table:table-cell table:style-name="ce26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 table:style-name="ce4" office:value-type="string" calcext:value-type="string">
            <text:p>年期</text:p>
          </table:table-cell>
          <table:table-cell table:style-name="ce12" office:value-type="string" calcext:value-type="string">
            <text:p>累計投資<text:span text:style-name="T5">  </text:span><text:span text:style-name="T6">金額</text:span></text:p>
          </table:table-cell>
          <table:table-cell table:style-name="ce16" office:value-type="string" office:string-value="基金本利合" calcext:value-type="string">
            <text:p><text:s/>基金本利合 </text:p>
          </table:table-cell>
          <table:table-cell table:style-name="ce22"/>
          <table:table-cell table:style-name="ce12" office:value-type="string" calcext:value-type="string">
            <text:p>累計投資<text:span text:style-name="T5">  </text:span><text:span text:style-name="T6">金額</text:span></text:p>
          </table:table-cell>
          <table:table-cell table:style-name="ce16" office:value-type="string" office:string-value="基金本利合" calcext:value-type="string">
            <text:p><text:s/>基金本利合 </text:p>
          </table:table-cell>
          <table:table-cell table:style-name="ce27" office:value-type="string" calcext:value-type="string">
            <text:p>差距金額</text:p>
          </table:table-cell>
          <table:table-cell table:style-name="ce31" table:number-columns-repeated="1017"/>
        </table:table-row>
        <table:table-row table:style-name="ro9">
          <table:table-cell table:style-name="ce5" office:value-type="float" office:value="1" calcext:value-type="float">
            <text:p>1</text:p>
          </table:table-cell>
          <table:table-cell table:style-name="ce13" office:value-type="float" office:value="87000" calcext:value-type="float">
            <text:p><text:s/>$87,000 </text:p>
          </table:table-cell>
          <table:table-cell table:style-name="ce17" office:value-type="float" office:value="91948.1468456781" calcext:value-type="float">
            <text:p><text:s/>$91,948 </text:p>
          </table:table-cell>
          <table:table-cell table:style-name="ce23"/>
          <table:table-cell table:style-name="ce13" office:value-type="float" office:value="60000" calcext:value-type="float">
            <text:p><text:s/>$60,000 </text:p>
          </table:table-cell>
          <table:table-cell table:style-name="ce17" office:value-type="float" office:value="63412.5150659849" calcext:value-type="float">
            <text:p><text:s/>$63,413 </text:p>
          </table:table-cell>
          <table:table-cell table:style-name="ce28" office:value-type="float" office:value="28535.6317796932" calcext:value-type="float">
            <text:p><text:s/>$28,536 </text:p>
          </table:table-cell>
          <table:table-cell table:style-name="ce32" table:number-columns-repeated="1017"/>
        </table:table-row>
        <table:table-row table:style-name="ro9">
          <table:table-cell table:style-name="ce5" office:value-type="float" office:value="2" calcext:value-type="float">
            <text:p>2</text:p>
          </table:table-cell>
          <table:table-cell table:style-name="ce13" office:value-type="float" office:value="174000" calcext:value-type="float">
            <text:p><text:s/>$174,000 </text:p>
          </table:table-cell>
          <table:table-cell table:style-name="ce17" office:value-type="float" office:value="195557.620185638" calcext:value-type="float">
            <text:p><text:s/>$195,558 </text:p>
          </table:table-cell>
          <table:table-cell table:style-name="ce23"/>
          <table:table-cell table:style-name="ce13" office:value-type="float" office:value="120000" calcext:value-type="float">
            <text:p><text:s/>$120,000 </text:p>
          </table:table-cell>
          <table:table-cell table:style-name="ce17" office:value-type="float" office:value="134867.324265957" calcext:value-type="float">
            <text:p><text:s/>$134,867 </text:p>
          </table:table-cell>
          <table:table-cell table:style-name="ce28" office:value-type="float" office:value="60690.2959196809" calcext:value-type="float">
            <text:p><text:s/>$60,690 </text:p>
          </table:table-cell>
          <table:table-cell table:style-name="ce32" table:number-columns-repeated="1017"/>
        </table:table-row>
        <table:table-row table:style-name="ro9">
          <table:table-cell table:style-name="ce5" office:value-type="float" office:value="3" calcext:value-type="float">
            <text:p>3</text:p>
          </table:table-cell>
          <table:table-cell table:style-name="ce13" office:value-type="float" office:value="261000" calcext:value-type="float">
            <text:p><text:s/>$261,000 </text:p>
          </table:table-cell>
          <table:table-cell table:style-name="ce17" office:value-type="float" office:value="312307.368103896" calcext:value-type="float">
            <text:p><text:s/>$312,307 </text:p>
          </table:table-cell>
          <table:table-cell table:style-name="ce23"/>
          <table:table-cell table:style-name="ce13" office:value-type="float" office:value="180000" calcext:value-type="float">
            <text:p><text:s/>$180,000 </text:p>
          </table:table-cell>
          <table:table-cell table:style-name="ce17" office:value-type="float" office:value="215384.39179579" calcext:value-type="float">
            <text:p><text:s/>$215,384 </text:p>
          </table:table-cell>
          <table:table-cell table:style-name="ce28" office:value-type="float" office:value="96922.9763081057" calcext:value-type="float">
            <text:p><text:s/>$96,923 </text:p>
          </table:table-cell>
          <table:table-cell table:style-name="ce32" table:number-columns-repeated="1017"/>
        </table:table-row>
        <table:table-row table:style-name="ro9">
          <table:table-cell table:style-name="ce5" office:value-type="float" office:value="4" calcext:value-type="float">
            <text:p>4</text:p>
          </table:table-cell>
          <table:table-cell table:style-name="ce13" office:value-type="float" office:value="348000" calcext:value-type="float">
            <text:p><text:s/>$348,000 </text:p>
          </table:table-cell>
          <table:table-cell table:style-name="ce17" office:value-type="float" office:value="443863.906319787" calcext:value-type="float">
            <text:p><text:s/>$443,864 </text:p>
          </table:table-cell>
          <table:table-cell table:style-name="ce23"/>
          <table:table-cell table:style-name="ce13" office:value-type="float" office:value="240000" calcext:value-type="float">
            <text:p><text:s/>$240,000 </text:p>
          </table:table-cell>
          <table:table-cell table:style-name="ce17" office:value-type="float" office:value="306113.038841233" calcext:value-type="float">
            <text:p><text:s/>$306,113 </text:p>
          </table:table-cell>
          <table:table-cell table:style-name="ce28" office:value-type="float" office:value="137750.867478555" calcext:value-type="float">
            <text:p><text:s/>$137,751 </text:p>
          </table:table-cell>
          <table:table-cell table:style-name="ce32" table:number-columns-repeated="1017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 table:style-name="ce14" office:value-type="float" office:value="435000" calcext:value-type="float">
            <text:p><text:s/>$435,000 </text:p>
          </table:table-cell>
          <table:table-cell table:style-name="ce18" office:value-type="float" office:value="592105.106458966" calcext:value-type="float">
            <text:p><text:s/>$592,105 </text:p>
          </table:table-cell>
          <table:table-cell table:style-name="ce24"/>
          <table:table-cell table:style-name="ce14" office:value-type="float" office:value="300000" calcext:value-type="float">
            <text:p><text:s/>$300,000 </text:p>
          </table:table-cell>
          <table:table-cell table:style-name="ce18" office:value-type="float" office:value="408348.349282046" calcext:value-type="float">
            <text:p><text:s/>$408,348 </text:p>
          </table:table-cell>
          <table:table-cell table:style-name="ce29" office:value-type="float" office:value="183756.75717692" calcext:value-type="float">
            <text:p><text:s/>$183,757 </text:p>
          </table:table-cell>
          <table:table-cell table:style-name="ce32" table:number-columns-repeated="1017"/>
        </table:table-row>
        <table:table-row table:style-name="ro9">
          <table:table-cell table:style-name="ce5" office:value-type="float" office:value="6" calcext:value-type="float">
            <text:p>6</text:p>
          </table:table-cell>
          <table:table-cell table:style-name="ce13" office:value-type="float" office:value="522000" calcext:value-type="float">
            <text:p><text:s/>$522,000 </text:p>
          </table:table-cell>
          <table:table-cell table:style-name="ce17" office:value-type="float" office:value="759147.001272596" calcext:value-type="float">
            <text:p><text:s/>$759,147 </text:p>
          </table:table-cell>
          <table:table-cell table:style-name="ce23"/>
          <table:table-cell table:style-name="ce13" office:value-type="float" office:value="360000" calcext:value-type="float">
            <text:p><text:s/>$360,000 </text:p>
          </table:table-cell>
          <table:table-cell table:style-name="ce17" office:value-type="float" office:value="523549.656050066" calcext:value-type="float">
            <text:p><text:s/>$523,550 </text:p>
          </table:table-cell>
          <table:table-cell table:style-name="ce28" office:value-type="float" office:value="235597.34522253" calcext:value-type="float">
            <text:p><text:s/>$235,597 </text:p>
          </table:table-cell>
          <table:table-cell table:style-name="ce32" table:number-columns-repeated="1017"/>
        </table:table-row>
        <table:table-row table:style-name="ro9">
          <table:table-cell table:style-name="ce5" office:value-type="float" office:value="7" calcext:value-type="float">
            <text:p>7</text:p>
          </table:table-cell>
          <table:table-cell table:style-name="ce13" office:value-type="float" office:value="609000" calcext:value-type="float">
            <text:p><text:s/>$609,000 </text:p>
          </table:table-cell>
          <table:table-cell table:style-name="ce17" office:value-type="float" office:value="947373.989429266" calcext:value-type="float">
            <text:p><text:s/>$947,374 </text:p>
          </table:table-cell>
          <table:table-cell table:style-name="ce23"/>
          <table:table-cell table:style-name="ce13" office:value-type="float" office:value="420000" calcext:value-type="float">
            <text:p><text:s/>$420,000 </text:p>
          </table:table-cell>
          <table:table-cell table:style-name="ce17" office:value-type="float" office:value="653361.372020184" calcext:value-type="float">
            <text:p><text:s/>$653,361 </text:p>
          </table:table-cell>
          <table:table-cell table:style-name="ce28" office:value-type="float" office:value="294012.617409082" calcext:value-type="float">
            <text:p><text:s/>$294,013 </text:p>
          </table:table-cell>
          <table:table-cell table:style-name="ce32" table:number-columns-repeated="1017"/>
        </table:table-row>
        <table:table-row table:style-name="ro9">
          <table:table-cell table:style-name="ce5" office:value-type="float" office:value="8" calcext:value-type="float">
            <text:p>8</text:p>
          </table:table-cell>
          <table:table-cell table:style-name="ce13" office:value-type="float" office:value="696000" calcext:value-type="float">
            <text:p><text:s/>$696,000 </text:p>
          </table:table-cell>
          <table:table-cell table:style-name="ce17" office:value-type="float" office:value="1159472.87103056" calcext:value-type="float">
            <text:p><text:s/>$1,159,473 </text:p>
          </table:table-cell>
          <table:table-cell table:style-name="ce23"/>
          <table:table-cell table:style-name="ce13" office:value-type="float" office:value="480000" calcext:value-type="float">
            <text:p><text:s/>$480,000 </text:p>
          </table:table-cell>
          <table:table-cell table:style-name="ce17" office:value-type="float" office:value="799636.462779693" calcext:value-type="float">
            <text:p><text:s/>$799,636 </text:p>
          </table:table-cell>
          <table:table-cell table:style-name="ce28" office:value-type="float" office:value="359836.408250862" calcext:value-type="float">
            <text:p><text:s/>$359,836 </text:p>
          </table:table-cell>
          <table:table-cell table:style-name="ce32" table:number-columns-repeated="1017"/>
        </table:table-row>
        <table:table-row table:style-name="ro9">
          <table:table-cell table:style-name="ce5" office:value-type="float" office:value="9" calcext:value-type="float">
            <text:p>9</text:p>
          </table:table-cell>
          <table:table-cell table:style-name="ce13" office:value-type="float" office:value="783000" calcext:value-type="float">
            <text:p><text:s/>$783,000 </text:p>
          </table:table-cell>
          <table:table-cell table:style-name="ce17" office:value-type="float" office:value="1398471.19968189" calcext:value-type="float">
            <text:p><text:s/>$1,398,471 </text:p>
          </table:table-cell>
          <table:table-cell table:style-name="ce23"/>
          <table:table-cell table:style-name="ce13" office:value-type="float" office:value="540000" calcext:value-type="float">
            <text:p><text:s/>$540,000 </text:p>
          </table:table-cell>
          <table:table-cell table:style-name="ce17" office:value-type="float" office:value="964462.896332335" calcext:value-type="float">
            <text:p><text:s/>$964,463 </text:p>
          </table:table-cell>
          <table:table-cell table:style-name="ce28" office:value-type="float" office:value="434008.303349551" calcext:value-type="float">
            <text:p><text:s/>$434,008 </text:p>
          </table:table-cell>
          <table:table-cell table:style-name="ce32" table:number-columns-repeated="1017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 table:style-name="ce14" office:value-type="float" office:value="870000" calcext:value-type="float">
            <text:p><text:s/>$870,000 </text:p>
          </table:table-cell>
          <table:table-cell table:style-name="ce18" office:value-type="float" office:value="1667780.49856591" calcext:value-type="float">
            <text:p><text:s/>$1,667,780 </text:p>
          </table:table-cell>
          <table:table-cell table:style-name="ce24"/>
          <table:table-cell table:style-name="ce14" office:value-type="float" office:value="600000" calcext:value-type="float">
            <text:p><text:s/>$600,000 </text:p>
          </table:table-cell>
          <table:table-cell table:style-name="ce18" office:value-type="float" office:value="1150193.44728684" calcext:value-type="float">
            <text:p><text:s/>$1,150,193 </text:p>
          </table:table-cell>
          <table:table-cell table:style-name="ce29" office:value-type="float" office:value="517587.051279076" calcext:value-type="float">
            <text:p><text:s/>$517,587 </text:p>
          </table:table-cell>
          <table:table-cell table:style-name="ce32" table:number-columns-repeated="1017"/>
        </table:table-row>
        <table:table-row table:style-name="ro9">
          <table:table-cell table:style-name="ce5" office:value-type="float" office:value="11" calcext:value-type="float">
            <text:p>11</text:p>
          </table:table-cell>
          <table:table-cell table:style-name="ce13" office:value-type="float" office:value="957000" calcext:value-type="float">
            <text:p><text:s/>$957,000 </text:p>
          </table:table-cell>
          <table:table-cell table:style-name="ce17" office:value-type="float" office:value="1971244.95739572" calcext:value-type="float">
            <text:p><text:s/>$1,971,245 </text:p>
          </table:table-cell>
          <table:table-cell table:style-name="ce23"/>
          <table:table-cell table:style-name="ce13" office:value-type="float" office:value="660000" calcext:value-type="float">
            <text:p><text:s/>$660,000 </text:p>
          </table:table-cell>
          <table:table-cell table:style-name="ce17" office:value-type="float" office:value="1359479.28096257" calcext:value-type="float">
            <text:p><text:s/>$1,359,479 </text:p>
          </table:table-cell>
          <table:table-cell table:style-name="ce28" office:value-type="float" office:value="611765.676433155" calcext:value-type="float">
            <text:p><text:s/>$611,766 </text:p>
          </table:table-cell>
          <table:table-cell table:style-name="ce32" table:number-columns-repeated="1017"/>
        </table:table-row>
        <table:table-row table:style-name="ro9">
          <table:table-cell table:style-name="ce5" office:value-type="float" office:value="12" calcext:value-type="float">
            <text:p>12</text:p>
          </table:table-cell>
          <table:table-cell table:style-name="ce13" office:value-type="float" office:value="1044000" calcext:value-type="float">
            <text:p><text:s/>$1,044,000 </text:p>
          </table:table-cell>
          <table:table-cell table:style-name="ce17" office:value-type="float" office:value="2313196.30536061" calcext:value-type="float">
            <text:p><text:s/>$2,313,196 </text:p>
          </table:table-cell>
          <table:table-cell table:style-name="ce23"/>
          <table:table-cell table:style-name="ce13" office:value-type="float" office:value="720000" calcext:value-type="float">
            <text:p><text:s/>$720,000 </text:p>
          </table:table-cell>
          <table:table-cell table:style-name="ce17" office:value-type="float" office:value="1595307.79680042" calcext:value-type="float">
            <text:p><text:s/>$1,595,308 </text:p>
          </table:table-cell>
          <table:table-cell table:style-name="ce28" office:value-type="float" office:value="717888.508560188" calcext:value-type="float">
            <text:p><text:s/>$717,889 </text:p>
          </table:table-cell>
          <table:table-cell table:style-name="ce32" table:number-columns-repeated="1017"/>
        </table:table-row>
        <table:table-row table:style-name="ro9">
          <table:table-cell table:style-name="ce5" office:value-type="float" office:value="13" calcext:value-type="float">
            <text:p>13</text:p>
          </table:table-cell>
          <table:table-cell table:style-name="ce13" office:value-type="float" office:value="1131000" calcext:value-type="float">
            <text:p><text:s/>$1,131,000 </text:p>
          </table:table-cell>
          <table:table-cell table:style-name="ce17" office:value-type="float" office:value="2698515.6433348" calcext:value-type="float">
            <text:p><text:s/>$2,698,516 </text:p>
          </table:table-cell>
          <table:table-cell table:style-name="ce23"/>
          <table:table-cell table:style-name="ce13" office:value-type="float" office:value="780000" calcext:value-type="float">
            <text:p><text:s/>$780,000 </text:p>
          </table:table-cell>
          <table:table-cell table:style-name="ce17" office:value-type="float" office:value="1861045.27126538" calcext:value-type="float">
            <text:p><text:s/>$1,861,045 </text:p>
          </table:table-cell>
          <table:table-cell table:style-name="ce28" office:value-type="float" office:value="837470.372069422" calcext:value-type="float">
            <text:p><text:s/>$837,470 </text:p>
          </table:table-cell>
          <table:table-cell table:style-name="ce32" table:number-columns-repeated="1017"/>
        </table:table-row>
        <table:table-row table:style-name="ro9">
          <table:table-cell table:style-name="ce5" office:value-type="float" office:value="14" calcext:value-type="float">
            <text:p>14</text:p>
          </table:table-cell>
          <table:table-cell table:style-name="ce13" office:value-type="float" office:value="1218000" calcext:value-type="float">
            <text:p><text:s/>$1,218,000 </text:p>
          </table:table-cell>
          <table:table-cell table:style-name="ce17" office:value-type="float" office:value="3132703.11795801" calcext:value-type="float">
            <text:p><text:s/>$3,132,703 </text:p>
          </table:table-cell>
          <table:table-cell table:style-name="ce23"/>
          <table:table-cell table:style-name="ce13" office:value-type="float" office:value="840000" calcext:value-type="float">
            <text:p><text:s/>$840,000 </text:p>
          </table:table-cell>
          <table:table-cell table:style-name="ce17" office:value-type="float" office:value="2160484.90893656" calcext:value-type="float">
            <text:p><text:s/>$2,160,485 </text:p>
          </table:table-cell>
          <table:table-cell table:style-name="ce28" office:value-type="float" office:value="972218.209021451" calcext:value-type="float">
            <text:p><text:s/>$972,218 </text:p>
          </table:table-cell>
          <table:table-cell table:style-name="ce32" table:number-columns-repeated="1017"/>
        </table:table-row>
        <table:table-row table:style-name="ro9">
          <table:table-cell table:style-name="ce6" office:value-type="float" office:value="15" calcext:value-type="float">
            <text:p>15</text:p>
          </table:table-cell>
          <table:table-cell table:style-name="ce14" office:value-type="float" office:value="1305000" calcext:value-type="float">
            <text:p><text:s/>$1,305,000 </text:p>
          </table:table-cell>
          <table:table-cell table:style-name="ce18" office:value-type="float" office:value="3621956.43213323" calcext:value-type="float">
            <text:p><text:s/>$3,621,956 </text:p>
          </table:table-cell>
          <table:table-cell table:style-name="ce24"/>
          <table:table-cell table:style-name="ce14" office:value-type="float" office:value="900000" calcext:value-type="float">
            <text:p><text:s/>$900,000 </text:p>
          </table:table-cell>
          <table:table-cell table:style-name="ce18" office:value-type="float" office:value="2497900.98767809" calcext:value-type="float">
            <text:p><text:s/>$2,497,901 </text:p>
          </table:table-cell>
          <table:table-cell table:style-name="ce29" office:value-type="float" office:value="1124055.44445514" calcext:value-type="float">
            <text:p><text:s/>$1,124,055 </text:p>
          </table:table-cell>
          <table:table-cell table:style-name="ce32" table:number-columns-repeated="1017"/>
        </table:table-row>
        <table:table-row table:style-name="ro9">
          <table:table-cell table:style-name="ce5" office:value-type="float" office:value="16" calcext:value-type="float">
            <text:p>16</text:p>
          </table:table-cell>
          <table:table-cell table:style-name="ce13" office:value-type="float" office:value="1392000" calcext:value-type="float">
            <text:p><text:s/>$1,392,000 </text:p>
          </table:table-cell>
          <table:table-cell table:style-name="ce17" office:value-type="float" office:value="4173259.31262089" calcext:value-type="float">
            <text:p><text:s/>$4,173,259 </text:p>
          </table:table-cell>
          <table:table-cell table:style-name="ce23"/>
          <table:table-cell table:style-name="ce13" office:value-type="float" office:value="960000" calcext:value-type="float">
            <text:p><text:s/>$960,000 </text:p>
          </table:table-cell>
          <table:table-cell table:style-name="ce17" office:value-type="float" office:value="2878109.87077303" calcext:value-type="float">
            <text:p><text:s/>$2,878,110 </text:p>
          </table:table-cell>
          <table:table-cell table:style-name="ce28" office:value-type="float" office:value="1295149.44184786" calcext:value-type="float">
            <text:p><text:s/>$1,295,149 </text:p>
          </table:table-cell>
          <table:table-cell table:style-name="ce32" table:number-columns-repeated="1017"/>
        </table:table-row>
        <table:table-row table:style-name="ro9">
          <table:table-cell table:style-name="ce5" office:value-type="float" office:value="17" calcext:value-type="float">
            <text:p>17</text:p>
          </table:table-cell>
          <table:table-cell table:style-name="ce13" office:value-type="float" office:value="1479000" calcext:value-type="float">
            <text:p><text:s/>$1,479,000 </text:p>
          </table:table-cell>
          <table:table-cell table:style-name="ce17" office:value-type="float" office:value="4794481.19753823" calcext:value-type="float">
            <text:p><text:s/>$4,794,481 </text:p>
          </table:table-cell>
          <table:table-cell table:style-name="ce23"/>
          <table:table-cell table:style-name="ce13" office:value-type="float" office:value="1020000" calcext:value-type="float">
            <text:p><text:s/>$1,020,000 </text:p>
          </table:table-cell>
          <table:table-cell table:style-name="ce17" office:value-type="float" office:value="3306538.75692292" calcext:value-type="float">
            <text:p><text:s/>$3,306,539 </text:p>
          </table:table-cell>
          <table:table-cell table:style-name="ce28" office:value-type="float" office:value="1487942.44061531" calcext:value-type="float">
            <text:p><text:s/>$1,487,942 </text:p>
          </table:table-cell>
          <table:table-cell table:style-name="ce32" table:number-columns-repeated="1017"/>
        </table:table-row>
        <table:table-row table:style-name="ro9">
          <table:table-cell table:style-name="ce5" office:value-type="float" office:value="18" calcext:value-type="float">
            <text:p>18</text:p>
          </table:table-cell>
          <table:table-cell table:style-name="ce13" office:value-type="float" office:value="1566000" calcext:value-type="float">
            <text:p><text:s/>$1,566,000 </text:p>
          </table:table-cell>
          <table:table-cell table:style-name="ce17" office:value-type="float" office:value="5494489.56672886" calcext:value-type="float">
            <text:p><text:s/>$5,494,490 </text:p>
          </table:table-cell>
          <table:table-cell table:style-name="ce23"/>
          <table:table-cell table:style-name="ce13" office:value-type="float" office:value="1080000" calcext:value-type="float">
            <text:p><text:s/>$1,080,000 </text:p>
          </table:table-cell>
          <table:table-cell table:style-name="ce17" office:value-type="float" office:value="3789303.14946818" calcext:value-type="float">
            <text:p><text:s/>$3,789,303 </text:p>
          </table:table-cell>
          <table:table-cell table:style-name="ce28" office:value-type="float" office:value="1705186.41726068" calcext:value-type="float">
            <text:p><text:s/>$1,705,186 </text:p>
          </table:table-cell>
          <table:table-cell table:style-name="ce32" table:number-columns-repeated="1017"/>
        </table:table-row>
        <table:table-row table:style-name="ro9">
          <table:table-cell table:style-name="ce5" office:value-type="float" office:value="19" calcext:value-type="float">
            <text:p>19</text:p>
          </table:table-cell>
          <table:table-cell table:style-name="ce13" office:value-type="float" office:value="1653000" calcext:value-type="float">
            <text:p><text:s/>$1,653,000 </text:p>
          </table:table-cell>
          <table:table-cell table:style-name="ce17" office:value-type="float" office:value="6283276.51843472" calcext:value-type="float">
            <text:p><text:s/>$6,283,277 </text:p>
          </table:table-cell>
          <table:table-cell table:style-name="ce23"/>
          <table:table-cell table:style-name="ce13" office:value-type="float" office:value="1140000" calcext:value-type="float">
            <text:p><text:s/>$1,140,000 </text:p>
          </table:table-cell>
          <table:table-cell table:style-name="ce17" office:value-type="float" office:value="4333294.15064464" calcext:value-type="float">
            <text:p><text:s/>$4,333,294 </text:p>
          </table:table-cell>
          <table:table-cell table:style-name="ce28" office:value-type="float" office:value="1949982.36779009" calcext:value-type="float">
            <text:p><text:s/>$1,949,982 </text:p>
          </table:table-cell>
          <table:table-cell table:style-name="ce32" table:number-columns-repeated="1017"/>
        </table:table-row>
        <table:table-row table:style-name="ro9">
          <table:table-cell table:style-name="ce7" office:value-type="float" office:value="20" calcext:value-type="float">
            <text:p>20</text:p>
          </table:table-cell>
          <table:table-cell table:style-name="ce15" office:value-type="float" office:value="1740000" calcext:value-type="float">
            <text:p><text:s/>$1,740,000 </text:p>
          </table:table-cell>
          <table:table-cell table:style-name="ce19" office:value-type="float" office:value="7172101.39905838" calcext:value-type="float">
            <text:p><text:s/>$7,172,101 </text:p>
          </table:table-cell>
          <table:table-cell table:style-name="ce25"/>
          <table:table-cell table:style-name="ce15" office:value-type="float" office:value="1200000" calcext:value-type="float">
            <text:p><text:s/>$1,200,000 </text:p>
          </table:table-cell>
          <table:table-cell table:style-name="ce19" office:value-type="float" office:value="4946276.82693682" calcext:value-type="float">
            <text:p><text:s/>$4,946,277 </text:p>
          </table:table-cell>
          <table:table-cell table:style-name="ce30" office:value-type="float" office:value="2225824.57212157" calcext:value-type="float">
            <text:p><text:s/>$2,225,825 </text:p>
          </table:table-cell>
          <table:table-cell table:style-name="ce32" table:number-columns-repeated="1017"/>
        </table:table-row>
        <table:table-row table:style-name="ro5">
          <table:table-cell table:number-columns-repeated="1024"/>
        </table:table-row>
        <table:table-row table:style-name="ro10">
          <table:table-cell>
            <draw:frame table:end-cell-address="狀況.B31" table:end-x="9.26mm" table:end-y="2.11mm" draw:z-index="3" draw:name="Picture 7" draw:style-name="gr3" draw:text-style-name="P5" svg:width="17.22mm" svg:height="7.14mm" svg:x="0.75mm" svg:y="0.8mm">
              <loext:p draw:class-id="00020907-0000-0000-c000-000000000046"/>
              <draw:object-ole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>
            <draw:custom-shape table:end-cell-address="狀況.E32" table:end-x="16.97mm" table:end-y="0.8mm" draw:z-index="4" draw:name="自動形狀 8" draw:style-name="gr4" draw:text-style-name="P7" svg:width="76.53mm" svg:height="11.12mm" svg:x="10.22mm" svg:y="1.33mm">
              <text:p text:style-name="P6"><text:span text:style-name="T1">安泰投顧：</text:span><text:span text:style-name="T2"> </text:span><text:span text:style-name="T2">Michelle </text:span><text:span text:style-name="T1">製</text:span></text:p>
              <draw:enhanced-geometry svg:viewBox="0 0 21600 21600" draw:type="mso-spt202" draw:enhanced-path="M 0 0 L 21600 0 21600 21600 0 21600 0 0 Z N"/>
            </draw:custom-shape>
          </table:table-cell>
          <table:table-cell>
            <draw:custom-shape table:end-cell-address="狀況.C34" table:end-x="10.27mm" table:end-y="1.32mm" draw:z-index="2" draw:name="自動形狀 5" draw:style-name="gr5" draw:text-style-name="P7" svg:width="4.54mm" svg:height="19.55mm" svg:x="5.73mm" svg:y="0.01mm">
              <text:p text:style-name="P6"><text:span text:style-name="T3"/></text:p>
              <text:p text:style-name="P6"><text:span text:style-name="T3"/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1"/>
        </table:table-row>
        <table:table-row table:style-name="ro10" table:number-rows-repeated="104854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狀況.$A$1" table:cell-range-address="$狀況.$A$1:.$G$31" table:range-usable-as="print-range"/>
        </table:named-expressions>
      </table:table>
      <table:table table:name="Sheet2" table:style-name="ta2">
        <table:table-column table:style-name="co6" table:number-columns-repeated="1024" table:default-cell-style-name="Default"/>
        <table:table-row table:style-name="ro10" table:number-rows-repeated="10485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10" table:number-rows-repeated="10485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全真古印體" svg:font-family="全真古印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華康新儷粗黑" svg:font-family="華康新儷粗黑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7P1" style:volatile="true">
      <loext:text>-$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4" loext:min-decimal-places="4" number:min-integer-digits="1"/>
    </number:number-style>
    <number:number-style style:name="N160">
      <number:number number:decimal-places="3" loext:min-decimal-places="3" number:min-integer-digits="1"/>
    </number:number-style>
    <number:number-style style:name="N161">
      <number:number number:decimal-places="1" loext:min-decimal-places="1" number:min-integer-digits="1"/>
    </number:number-style>
    <number:number-style style:name="N16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urrency" style:display-name="Excel_BuiltIn_Currency" style:family="table-cell" style:parent-style-name="Default" style:data-style-name="N152">
      <style:table-cell-properties fo:padding="0.71mm"/>
    </style:style>
    <draw:gradient draw:name="Gradient_20_2" draw:display-name="Gradient 2" draw:style="axial" draw:start-color="#a603ab" draw:end-color="#a603ab" draw:start-intensity="100%" draw:end-intensity="100%" draw:angle="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4.99mm" fo:margin-left="14.01mm" fo:margin-right="14.01mm" style:first-page-number="continue" style:scale-to="100%" style:table-centering="vertic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狀況" style:display-name="PageStyle_狀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le</meta:initial-creator>
    <meta:creation-date>2001-03-04T22:45:22</meta:creation-date>
    <dc:creator>USER</dc:creator>
    <meta:print-date>2001-03-20T19:28:23</meta:print-date>
    <meta:document-statistic meta:table-count="3" meta:cell-count="130" meta:object-count="5"/>
    <meta:generator>LibreOffice/5.1.1.3$Windows_x86 LibreOffice_project/89f508ef3ecebd2cfb8e1def0f0ba9a803b88a6d</meta:generator>
  </office:meta>
</office:document-meta>
</file>